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0E1F0807C4B4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00100000E1000000960E0E1F0807C4B4714.png" xlink:type="simple" xlink:show="embed" xlink:actuate="onLoad" draw:mime-type="image/png"/></draw:frame><draw:frame draw:style-name="fr1" draw:name="Immagine2" text:anchor-type="char" svg:x="-1.18cm" svg:y="6.692cm" svg:width="10.998cm" svg:height="7.502cm" draw:z-index="1"><draw:image xlink:href="Pictures/1000000100000E1000000960E0E1F0807C4B4714.png" xlink:type="simple" xlink:show="embed" xlink:actuate="onLoad" draw:mime-type="image/png"/></draw:frame><draw:frame draw:style-name="fr1" draw:name="Immagine3" text:anchor-type="char" svg:x="-1.201cm" svg:y="14.476cm" svg:width="10.998cm" svg:height="7.502cm" draw:z-index="2"><draw:image xlink:href="Pictures/1000000100000E1000000960E0E1F0807C4B4714.png" xlink:type="simple" xlink:show="embed" xlink:actuate="onLoad" draw:mime-type="image/png"/></draw:frame><draw:frame draw:style-name="fr1" draw:name="Immagine5" text:anchor-type="char" svg:x="8.588cm" svg:y="1.628cm" svg:width="10.998cm" svg:height="7.502cm" draw:z-index="3" draw:transform="translate (-14.087cm -5.379cm) rotate (4.71238898038469) translate (14.087cm 5.379cm)"><draw:image xlink:href="Pictures/1000000100000E1000000960E0E1F0807C4B4714.png" xlink:type="simple" xlink:show="embed" xlink:actuate="onLoad" draw:mime-type="image/png"/></draw:frame><draw:frame draw:style-name="fr1" draw:name="Immagine4" text:anchor-type="char" svg:x="8.567cm" svg:y="13.63cm" svg:width="10.998cm" svg:height="7.502cm" draw:z-index="4" draw:transform="translate (-14.066cm -17.381cm) rotate (4.71238898038469) translate (14.066cm 17.381cm)"><draw:image xlink:href="Pictures/1000000100000E1000000960E0E1F0807C4B47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3-03-20T18:47:14.119178552</meta:print-date>
    <dc:date>2023-03-20T18:59:29.422088867</dc:date>
    <meta:editing-duration>PT41M22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